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233" officeooo:paragraph-rsid="0004c233"/>
    </style:style>
    <style:style style:name="P2" style:family="paragraph" style:parent-style-name="Standard">
      <style:text-properties officeooo:rsid="0004c233" officeooo:paragraph-rsid="00067d90"/>
    </style:style>
    <style:style style:name="P3" style:family="paragraph" style:parent-style-name="Standard">
      <style:text-properties officeooo:rsid="00067d90" officeooo:paragraph-rsid="00067d90"/>
    </style:style>
    <style:style style:name="P4" style:family="paragraph" style:parent-style-name="Text_20_body">
      <style:text-properties officeooo:rsid="0009374c" officeooo:paragraph-rsid="0009374c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officeooo:paragraph-rsid="0009374c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officeooo:rsid="0009374c" officeooo:paragraph-rsid="0009374c"/>
    </style:style>
    <style:style style:name="P7" style:family="paragraph" style:parent-style-name="Heading">
      <style:text-properties officeooo:rsid="0009374c" officeooo:paragraph-rsid="0009374c"/>
    </style:style>
    <style:style style:name="P8" style:family="paragraph" style:parent-style-name="Standard" style:list-style-name="L1">
      <style:text-properties officeooo:rsid="0004c233" officeooo:paragraph-rsid="0004c233"/>
    </style:style>
    <style:style style:name="P9" style:family="paragraph" style:parent-style-name="Standard" style:list-style-name="L2">
      <style:text-properties officeooo:rsid="00067d90" officeooo:paragraph-rsid="00067d90"/>
    </style:style>
    <style:style style:name="P10" style:family="paragraph" style:parent-style-name="Standard">
      <style:text-properties officeooo:rsid="00067d90" officeooo:paragraph-rsid="00067d90"/>
    </style:style>
    <style:style style:name="T1" style:family="text">
      <style:text-properties officeooo:rsid="00067d90"/>
    </style:style>
    <style:style style:name="T2" style:family="text">
      <style:text-properties officeooo:rsid="000937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Heading">Implementation of Leader Photo functions</text:p>
      <text:p text:style-name="P2">Nov 10, 2<text:span text:style-name="T1">0</text:span>17</text:p>
      <text:list xml:id="list1045817332" text:style-name="L1">
        <text:list-item>
          <text:p text:style-name="P8">Added new folder 'mbbrLeaderPics' to be a peer of the public_html folder so that updates to the mbbfevents folder does not touch the photos.</text:p>
        </text:list-item>
        <text:list-item>
          <text:p text:style-name="P8">Added new field 'ImgURL' to leader database to hold the full URL of the photo image in the 'mbbrLeaderPics' folder.</text:p>
        </text:list-item>
        <text:list-item>
          <text:p text:style-name="P8">Added new page to provide the ability to upload and manage photos to be associated to the leader profile record.</text:p>
        </text:list-item>
        <text:list-item>
          <text:p text:style-name="P8">Added functionality to the leader profile maintenance page to allow photo to be associated to the leader record by storing the URL of the photo in the leader record.</text:p>
        </text:list-item>
        <text:list-item>
          <text:p text:style-name="P8">Added the facility to link the name of a leader in the web site event planer to display the photo and bio info for a leader in a modal pop-up.</text:p>
        </text:list-item>
        <text:list-item>
          <text:p text:style-name="P8">Added a new page to allow listing of all 'active' leaders alphabetically that will show the photo and bio info in a modal to allow that page to be included in the web site.</text:p>
        </text:list-item>
      </text:list>
      <text:p text:style-name="P1">Total development time: 12 hours</text:p>
      <text:p text:style-name="P1"/>
      <text:p text:style-name="P3"/>
      <text:p text:style-name="Heading">Implementation of <text:span text:style-name="T1">v</text:span>enue functions <text:span text:style-name="T1">and Updates to photo functionality</text:span></text:p>
      <text:p text:style-name="P3">December 21, 2017</text:p>
      <text:list xml:id="list1201195866" text:style-name="L2">
        <text:list-item>
          <text:p text:style-name="P9">Added new db table 'venues' to hold venue info.</text:p>
        </text:list-item>
        <text:list-item>
          <text:p text:style-name="P9">Added 'Venues' to main menu.</text:p>
        </text:list-item>
        <text:list-item>
          <text:p text:style-name="P9">Added new pages 'Search', 'Add', and 'Report' to main menu.</text:p>
        </text:list-item>
        <text:list-item>
          <text:p text:style-name="P9">Linked event update page to site code field to display venue data in a modal.</text:p>
        </text:list-item>
        <text:list-item>
          <text:p text:style-name="P9">Linked event update page to event leader info to display info for a specific leader.</text:p>
        </text:list-item>
        <text:list-item>
          <text:p text:style-name="P9">Added checks into validation page to report on missing venue records for each event.</text:p>
        </text:list-item>
        <text:list-item>
          <text:p text:style-name="P9">Updated documentation to include both photo and venues functionality.</text:p>
        </text:list-item>
      </text:list>
      <text:p text:style-name="P3">Total development time: 16 hours</text:p>
      <text:p text:style-name="P3"/>
      <text:p text:style-name="P3"/>
      <text:p text:style-name="P7">Implemented new Leader Type function</text:p>
      <text:p text:style-name="P4">June 4, 2018</text:p>
      <text:list xml:id="list3243536843" text:style-name="L3">
        <text:list-item>
          <text:p text:style-name="P5"><text:span text:style-name="T2">Added new field into database to hold the new leader type designation.</text:span></text:p>
        </text:list-item>
        <text:list-item>
          <text:p text:style-name="P6">Added new field into leader information display and update page to allow designation and/or update of the leader type field.</text:p>
        </text:list-item>
        <text:list-item>
          <text:p text:style-name="P6">Modified all assoicated reports and pages showing leader information to include new type field.</text:p>
        </text:list-item>
        <text:list-item>
          <text:p text:style-name="P6">Added into the validation program checks to report any leader without a valid designation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6:20:18.635157955</meta:creation-date>
    <dc:title>default</dc:title>
    <meta:editing-duration>PT26M37S</meta:editing-duration>
    <meta:editing-cycles>4</meta:editing-cycles>
    <meta:generator>LibreOffice/6.0.3.2$Linux_X86_64 LibreOffice_project/00m0$Build-2</meta:generator>
    <meta:initial-creator>Dave Klinzman</meta:initial-creator>
    <dc:date>2018-06-15T10:50:02.727442119</dc:date>
    <dc:creator>Dave Klinzman</dc:creator>
    <meta:document-statistic meta:table-count="0" meta:image-count="0" meta:object-count="0" meta:page-count="1" meta:paragraph-count="25" meta:word-count="349" meta:character-count="1956" meta:non-whitespace-character-count="1649"/>
    <meta:template xlink:type="simple" xlink:actuate="onRequest" xlink:title="default" xlink:href="../../../../../.config/libreoffice/4/user/template/default.ott" meta:date="2017-11-10T16:20:18.203126428"/>
  </office:meta>
</office:document-meta>
</file>